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4A4129612F2A19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84b04" draw:textarea-horizontal-align="justify" draw:textarea-vertical-align="middle" draw:auto-grow-height="false" fo:min-height="17.712cm" fo:min-width="32.955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1.77cm" fo:min-width="32.86cm"/>
    </style:style>
    <style:style style:name="gr3" style:family="graphic" style:parent-style-name="standard">
      <style:graphic-properties svg:stroke-color="#666666" draw:fill-color="#cccccc" draw:textarea-horizontal-align="justify" draw:textarea-vertical-align="middle" draw:auto-grow-height="false" fo:min-height="6.931cm" fo:min-width="4.408cm"/>
    </style:style>
    <style:style style:name="gr4" style:family="graphic" style:parent-style-name="standard">
      <style:graphic-properties svg:stroke-color="#111111" draw:fill-color="#00a933" draw:textarea-horizontal-align="justify" draw:textarea-vertical-align="middle" draw:auto-grow-height="false" fo:min-height="0.629cm" fo:min-width="0.24cm"/>
    </style:style>
    <style:style style:name="gr5" style:family="graphic" style:parent-style-name="standard">
      <style:graphic-properties svg:stroke-color="#111111" draw:fill-color="#00a933" draw:textarea-horizontal-align="justify" draw:textarea-vertical-align="middle" draw:auto-grow-height="false" fo:min-height="0.631cm" fo:min-width="0.22cm"/>
    </style:style>
    <style:style style:name="gr6" style:family="graphic" style:parent-style-name="standard">
      <style:graphic-properties svg:stroke-color="#111111" draw:fill-color="#111111" draw:textarea-horizontal-align="justify" draw:textarea-vertical-align="middle" draw:auto-grow-height="false" fo:min-height="3.05cm" fo:min-width="0cm"/>
    </style:style>
    <style:style style:name="gr7" style:family="graphic" style:parent-style-name="standard">
      <style:graphic-properties svg:stroke-color="#111111" draw:fill-color="#111111" draw:textarea-horizontal-align="justify" draw:textarea-vertical-align="middle" draw:auto-grow-height="false" fo:min-height="5.268cm" fo:min-width="0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4.96cm" fo:min-width="0cm"/>
    </style:style>
    <style:style style:name="gr9" style:family="graphic" style:parent-style-name="standard">
      <style:graphic-properties svg:stroke-color="#111111" draw:fill-color="#111111" draw:textarea-horizontal-align="justify" draw:textarea-vertical-align="middle" draw:auto-grow-height="false" fo:min-height="8.106cm" fo:min-width="0cm"/>
    </style:style>
    <style:style style:name="gr10" style:family="graphic" style:parent-style-name="standard">
      <style:graphic-properties svg:stroke-color="#111111" draw:fill-color="#111111" draw:textarea-vertical-align="middle" draw:auto-grow-height="false" fo:min-height="0.315cm" fo:min-width="0.004cm" fo:wrap-option="wrap"/>
    </style:style>
    <style:style style:name="gr11" style:family="graphic" style:parent-style-name="standard">
      <style:graphic-properties svg:stroke-color="#111111" draw:fill-color="#111111" draw:textarea-vertical-align="middle" draw:auto-grow-height="false" fo:min-height="0.418cm" fo:min-width="0.163cm" fo:wrap-option="wrap"/>
    </style:style>
    <style:style style:name="gr12" style:family="graphic" style:parent-style-name="standard">
      <style:graphic-properties svg:stroke-color="#111111" draw:fill-color="#111111" draw:textarea-vertical-align="middl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1.576cm" fo:min-width="1.31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1.079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1.591cm" fo:padding-top="0.165cm" fo:padding-bottom="0.165cm" fo:padding-left="0.29cm" fo:padding-right="0.29cm"/>
    </style:style>
    <style:style style:name="gr17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57cm"/>
    </style:style>
    <style:style style:name="gr18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58cm"/>
    </style:style>
    <style:style style:name="gr19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56cm"/>
    </style:style>
    <style:style style:name="gr20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59cm"/>
    </style:style>
    <style:style style:name="gr21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6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473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color="#000000" draw:fill-color="#999999" draw:textarea-horizontal-align="justify" draw:textarea-vertical-align="middle" draw:auto-grow-height="false" fo:min-height="0.2cm" fo:min-width="0.029cm"/>
    </style:style>
    <style:style style:name="gr2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-color="#ff8000" draw:textarea-horizontal-align="justify" draw:textarea-vertical-align="middle" draw:auto-grow-height="false" fo:min-height="0.602cm" fo:min-width="0cm"/>
    </style:style>
    <style:style style:name="gr26" style:family="graphic" style:parent-style-name="standard">
      <style:graphic-properties svg:stroke-color="#000000" draw:fill-color="#ff8000" draw:textarea-horizontal-align="justify" draw:textarea-vertical-align="middle" draw:auto-grow-height="false" fo:min-height="0.583cm" fo:min-width="0cm"/>
    </style:style>
    <style:style style:name="gr27" style:family="graphic" style:parent-style-name="standard">
      <style:graphic-properties draw:fill-color="#5983b0" draw:textarea-horizontal-align="justify" draw:textarea-vertical-align="middle" draw:auto-grow-height="false" fo:min-height="10.543cm" fo:min-width="9.711cm"/>
    </style:style>
    <style:style style:name="gr28" style:family="graphic" style:parent-style-name="standard">
      <style:graphic-properties draw:fill-color="#5983b0" draw:textarea-horizontal-align="justify" draw:textarea-vertical-align="middle" draw:auto-grow-height="false" fo:min-height="10.752cm" fo:min-width="16.74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25.525cm, 5.16cm, 2.408cm)" draw:image-opacity="100%" style:mirror="horizontal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1.629cm" fo:min-width="1.265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1.034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1.532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1.533cm" fo:padding-top="0.165cm" fo:padding-bottom="0.165cm" fo:padding-left="0.29cm" fo:padding-right="0.29cm"/>
    </style:style>
    <style:style style:name="gr34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38cm"/>
    </style:style>
    <style:style style:name="gr35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4cm"/>
    </style:style>
    <style:style style:name="gr36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41cm"/>
    </style:style>
    <style:style style:name="gr37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39cm"/>
    </style:style>
    <style:style style:name="gr38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142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444cm" fo:padding-top="0.165cm" fo:padding-bottom="0.165cm" fo:padding-left="0.29cm" fo:padding-right="0.29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23.149cm, 5.16cm, 2.408cm)" draw:image-opacity="100%" style:mirror="horizontal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20.817cm, 5.16cm, 2.16cm)" draw:image-opacity="100%" style:mirror="horizontal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5.705cm, 5.16cm, 2.408cm)" draw:image-opacity="100%" style:mirror="horizontal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3.786cm, 5.16cm, 2.408cm)" draw:image-opacity="100%" style:mirror="horizontal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1.019cm, 5.16cm, 2.408cm)" draw:image-opacity="100%" style:mirror="horizontal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8.246cm, 5.16cm, 2.408cm)" draw:image-opacity="100%" style:mirror="horizontal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5.044cm, 5.16cm, 2.408cm)" draw:image-opacity="100%" style:mirror="horizontal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.408cm)" draw:image-opacity="100%" style:mirror="horizontal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8.367cm)" draw:image-opacity="100%" style:mirror="horizontal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23.045cm, 5.16cm, 3.272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2.205cm)" draw:image-opacity="100%" style:mirror="horizontal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8.615cm, 5.16cm, 3.272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5.173cm)" draw:image-opacity="100%" style:mirror="horizontal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4.824cm, 5.16cm, 3.272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8.599cm)" draw:image-opacity="100%" style:mirror="horizontal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11.865cm, 5.16cm, 3.272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1.358cm)" draw:image-opacity="100%" style:mirror="horizontal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8.49cm, 5.16cm, 3.272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5.616cm)" draw:image-opacity="100%" style:mirror="horizontal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5.539cm, 5.16cm, 3.272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2.699cm, 5.16cm, 25.616cm)" draw:image-opacity="100%" style:mirror="horizontal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3.004cm, 5.16cm, 3.272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3.272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6.593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9.543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2.5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5.4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18.4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0.92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3.246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5.78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8cm, 0cm, 5.16cm, 28.515cm)" draw:image-opacity="100%" style:mirror="none"/>
    </style:style>
    <style:style style:name="P1" style:family="paragraph">
      <loext:graphic-properties draw:fill-color="#784b04"/>
      <style:paragraph-properties fo:text-align="center"/>
      <style:text-properties fo:font-weight="bold"/>
    </style:style>
    <style:style style:name="P2" style:family="paragraph">
      <loext:graphic-properties draw:fill-color="#729fcf"/>
      <style:paragraph-properties fo:text-align="center"/>
      <style:text-properties fo:font-weight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-color="#ffd428"/>
      <style:paragraph-properties fo:text-align="center"/>
    </style:style>
    <style:style style:name="P7" style:family="paragraph">
      <loext:graphic-properties draw:fill-color="#ff972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8000"/>
      <style:paragraph-properties fo:text-align="center"/>
      <style:text-properties fo:font-weight="bold"/>
    </style:style>
    <style:style style:name="P13" style:family="paragraph">
      <loext:graphic-properties draw:fill-color="#5983b0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5" draw:text-style-name="P12" draw:layer="layout" svg:width="0.323cm" svg:height="0.833cm" draw:transform="skewX (0.210486707790516) rotate (0.211882971192112) translate (10.112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3cm 8.86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0.507cm" svg:height="1.683cm" draw:transform="skewX (0.358665161284835) rotate (0.373849525777185) translate (14.701cm 7.402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0.824cm" svg:height="1.683cm" draw:transform="skewX (0.358665161284835) rotate (0.373849525777185) translate (14.75cm 7.438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1.168cm" svg:height="1.683cm" draw:transform="skewX (0.358665161284834) rotate (0.373849525777185) translate (14.751cm 7.419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1.817cm" svg:height="1.683cm" draw:transform="skewX (0.358665161284835) rotate (0.373849525777185) translate (14.804cm 7.351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2.073cm" svg:height="1.683cm" draw:transform="skewX (0.358665161284835) rotate (0.373849525777185) translate (14.804cm 7.312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2.442cm" svg:height="1.683cm" draw:transform="skewX (0.358665161284835) rotate (0.373849525777185) translate (14.672cm 7.341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2.812cm" svg:height="1.683cm" draw:transform="skewX (0.358665161284835) rotate (0.373849525777185) translate (14.752cm 7.37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3.239cm" svg:height="1.683cm" draw:transform="skewX (0.358665161284835) rotate (0.373849525777185) translate (14.671cm 7.367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3.912cm" svg:height="1.683cm" draw:transform="skewX (0.358665161284835) rotate (0.373849525777185) translate (14.706cm 7.376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3.912cm" svg:height="1.683cm" draw:transform="skewX (0.358665161284835) rotate (0.373849525777185) translate (15.13cm 7.138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3.912cm" svg:height="1.683cm" draw:transform="skewX (0.358665161284835) rotate (0.373849525777185) translate (15.607cm 6.926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3.117cm" svg:height="1.683cm" draw:transform="skewX (0.358665161284834) rotate (0.373849525777185) translate (16.32cm 6.582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49" draw:text-style-name="P11" draw:layer="layout" svg:width="0.729cm" svg:height="1.581cm" draw:transform="skewX (0.369835268497599) rotate (0.370009801422798) translate (14.903cm 5.752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2.605cm" svg:height="1.683cm" draw:transform="skewX (0.358665161284835) rotate (0.373849525777185) translate (16.743cm 6.396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51" draw:text-style-name="P11" draw:layer="layout" svg:width="1.325cm" svg:height="1.581cm" draw:transform="skewX (0.369835268497599) rotate (0.370009801422798) translate (14.454cm 5.963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2.209cm" svg:height="1.683cm" draw:transform="skewX (0.358665161284835) rotate (0.373849525777185) translate (17.087cm 6.264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53" draw:text-style-name="P11" draw:layer="layout" svg:width="1.835cm" svg:height="1.581cm" draw:transform="skewX (0.369835268497599) rotate (0.370009801422798) translate (13.898cm 6.228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54" draw:text-style-name="P11" draw:layer="layout" svg:width="1.752cm" svg:height="1.683cm" draw:transform="skewX (0.358665161284835) rotate (0.373849525777185) translate (17.484cm 6.132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55" draw:text-style-name="P11" draw:layer="layout" svg:width="2.233cm" svg:height="1.581cm" draw:transform="skewX (0.369835268497599) rotate (0.370009801422798) translate (13.422cm 6.44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56" draw:text-style-name="P11" draw:layer="layout" svg:width="1.384cm" svg:height="1.683cm" draw:transform="skewX (0.358665161284835) rotate (0.373849525777185) translate (17.828cm 6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57" draw:text-style-name="P11" draw:layer="layout" svg:width="2.687cm" svg:height="1.581cm" draw:transform="skewX (0.369835268497599) rotate (0.370009801422798) translate (12.946cm 6.705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58" draw:text-style-name="P11" draw:layer="layout" svg:width="0.816cm" svg:height="1.683cm" draw:transform="skewX (0.358665161284835) rotate (0.373849525777185) translate (18.383cm 5.761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59" draw:text-style-name="P11" draw:layer="layout" svg:width="3.084cm" svg:height="1.581cm" draw:transform="skewX (0.369835268497599) rotate (0.370009801422798) translate (12.443cm 6.864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0.456cm" svg:height="1.683cm" draw:transform="skewX (0.358665161284834) rotate (0.373849525777185) translate (18.93cm 5.418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1" draw:text-style-name="P11" draw:layer="layout" svg:width="3.425cm" svg:height="1.581cm" draw:transform="skewX (0.369835268497599) rotate (0.370009801422798) translate (12.179cm 6.97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2" draw:text-style-name="P11" draw:layer="layout" svg:width="3.83cm" svg:height="1.581cm" draw:transform="skewX (0.369835268497599) rotate (0.370009801422798) translate (12.098cm 7.022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3" draw:text-style-name="P11" draw:layer="layout" svg:width="3.383cm" svg:height="1.581cm" draw:transform="skewX (0.369835268497599) rotate (0.370009801422798) translate (12.171cm 6.992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4" draw:text-style-name="P11" draw:layer="layout" svg:width="2.986cm" svg:height="1.581cm" draw:transform="skewX (0.369835268497599) rotate (0.370009801422798) translate (12.144cm 6.982cm)">
          <draw:image xlink:href="Pictures/10000001000004B000000324A4129612F2A195D8.png" xlink:type="simple" xlink:show="embed" xlink:actuate="onLoad" draw:mime-type="image/png">
            <text:p/>
          </draw:image>
        </draw:fram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5" draw:text-style-name="P11" draw:layer="layout" svg:width="2.588cm" svg:height="1.581cm" draw:transform="skewX (0.369835268497599) rotate (0.370009801422798) translate (12.119cm 6.995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6" draw:text-style-name="P11" draw:layer="layout" svg:width="2.191cm" svg:height="1.581cm" draw:transform="skewX (0.369835268497599) rotate (0.370009801422798) translate (12.145cm 6.985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7" draw:text-style-name="P11" draw:layer="layout" svg:width="1.794cm" svg:height="1.581cm" draw:transform="skewX (0.369835268497599) rotate (0.370009801422798) translate (12.145cm 6.974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8" draw:text-style-name="P11" draw:layer="layout" svg:width="1.454cm" svg:height="1.581cm" draw:transform="skewX (0.369835268497598) rotate (0.370009801422798) translate (12.145cm 6.982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69" draw:text-style-name="P11" draw:layer="layout" svg:width="1.142cm" svg:height="1.581cm" draw:transform="skewX (0.369835268497599) rotate (0.370009801422798) translate (12.118cm 7.001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70" draw:text-style-name="P11" draw:layer="layout" svg:width="0.801cm" svg:height="1.581cm" draw:transform="skewX (0.369835268497599) rotate (0.370009801422798) translate (12.119cm 6.985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29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frame draw:style-name="gr71" draw:text-style-name="P11" draw:layer="layout" svg:width="0.433cm" svg:height="1.581cm" draw:transform="skewX (0.369835268497599) rotate (0.370009801422798) translate (12.144cm 6.984cm)">
          <draw:image xlink:href="Pictures/10000001000004B000000324A4129612F2A195D8.png" xlink:type="simple" xlink:show="embed" xlink:actuate="onLoad" draw:mime-type="image/png">
            <text:p/>
          </draw:image>
        </draw:fram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30" draw:style-name="dp1" draw:master-page-name="Default">
        <draw:custom-shape draw:style-name="gr1" draw:text-style-name="P1" draw:layer="layout" svg:width="33.455cm" svg:height="17.962cm" svg:x="-1.262cm" svg:y="6.6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36cm" svg:height="12.02cm" draw:transform="skewX (3.71569839953918E-017) rotate (-0.15707963267949) translate (-1.838cm -5.0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1cm" svg:height="9.383cm" draw:transform="skewX (-0.108908545324446) rotate (1.5685273987673) translate (12.299cm 10.27cm)">
          <text:p/>
          <draw:enhanced-geometry svg:viewBox="0 0 21600 21600" draw:mirror-horizontal="true" draw:glue-points="?f6 10800 10800 21600 ?f5 10800 10800 0" draw:text-areas="?f3 ?f3 ?f4 ?f4" draw:type="trapezoid" draw:modifiers="1408.54914196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3" draw:layer="layout" svg:width="10.211cm" svg:height="10.793cm" draw:transform="skewX (0.330216294477327) rotate (0.330216294477327) translate (-3.103cm 0.321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.242cm" svg:height="11.002cm" draw:transform="skewX (-1.03724917446023) rotate (-1.03724917446023) translate (25.011cm -10.27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54cm" svg:height="1.725cm" draw:transform="skewX (0.489564855184409) rotate (-1.5707963267949) translate (14.694cm 8.649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398.350515463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.454cm" svg:height="1.781cm" draw:transform="skewX (0.412246769321061) rotate (-1.5707963267949) translate (12.086cm 7.82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6673.67218732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0.578cm" svg:height="5.264cm" draw:transform="rotate (2.18166156499291) translate (6.188cm 14.961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392cm" svg:height="5.518cm" svg:x="7.75cm" svg:y="7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5.21cm" svg:x="15.437cm" svg:y="10.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4cm" svg:height="0.565cm" draw:transform="rotate (-1.67551608191456) translate (8.322cm 7.591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5" draw:layer="layout" svg:width="0.663cm" svg:height="0.668cm" draw:transform="rotate (2.91469985083053) translate (15.937cm 10.376cm)">
          <text:p/>
          <draw:enhanced-geometry draw:glue-point-type="segments" draw:type="mso-spt100" draw:modifiers="-95.28690818986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12" draw:text-style-name="P5" draw:layer="layout" svg:width="0.563cm" svg:height="0.599cm" svg:x="5.755cm" svg:y="14.416cm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3.14159265358979) translate (10.526cm 11.875cm)" draw:kind="cut" draw:start-angle="123.99" draw:end-angle="305.32">
          <text:p/>
        </draw:ellipse>
        <draw:custom-shape draw:style-name="gr6" draw:text-style-name="P5" draw:layer="layout" svg:width="0.578cm" svg:height="5.264cm" draw:transform="rotate (2.44346095279206) translate (14.204cm 17.442cm)">
          <text:p/>
          <draw:enhanced-geometry svg:viewBox="0 0 21600 21600" draw:glue-points="?f6 10800 10800 21600 ?f5 10800 10800 0" draw:text-areas="?f3 ?f3 ?f4 ?f4" draw:type="trapezoid" draw:modifiers="4103.626943005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12" draw:text-style-name="P5" draw:layer="layout" svg:width="0.563cm" svg:height="0.599cm" draw:transform="rotate (0.261799387799149) translate (13.644cm 17.027cm)" draw:kind="cut" draw:start-angle="123.99" draw:end-angle="305.32">
          <text:p/>
        </draw:ellipse>
        <draw:ellipse draw:style-name="gr12" draw:text-style-name="P5" draw:layer="layout" svg:width="0.376cm" svg:height="0.347cm" draw:transform="skewX (0.0202458193231342) rotate (-2.87979326579064) translate (17.595cm 13.339cm)" draw:kind="cut" draw:start-angle="123.99" draw:end-angle="305.32">
          <text:p/>
        </draw:ellipse>
        <draw:custom-shape draw:style-name="gr9" draw:text-style-name="P5" draw:layer="layout" svg:width="0.378cm" svg:height="8.356cm" draw:transform="rotate (1.30899693899575) translate (7.75cm 7.984cm)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193cm" svg:height="0.174cm" draw:transform="skewX (0.0459021593274508) rotate (-0.851546142048034) translate (8.534cm 14.81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5cm" draw:transform="skewX (0.0457276264022514) rotate (-0.851546142048034) translate (8.829cm 15.1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3cm" svg:height="0.173cm" draw:transform="skewX (0.0462512251778497) rotate (-0.851546142048034) translate (9.166cm 15.53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192cm" svg:height="0.174cm" draw:transform="skewX (0.0574213323906135) rotate (-0.848055483544045) translate (9.462cm 15.87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845cm" svg:height="1.959cm" draw:transform="skewX (0.0546288055874226) rotate (-0.851720674973233) translate (8.039cm 15.03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112cm" svg:height="0.188cm" draw:transform="skewX (0.0637045176977931) rotate (-0.851371609122834) translate (8.102cm 14.827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2.112cm" svg:height="0.187cm" draw:transform="skewX (0.0640535835481919) rotate (2.29022104446696) translate (7.651cm 17.861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2.112cm" svg:height="0.175cm" draw:transform="skewX (0.0457276264022514) rotate (-0.851371609122834) translate (8.229cm 14.7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2.113cm" svg:height="0.174cm" draw:transform="skewX (0.0516617458590322) rotate (-0.851720674973233) translate (6.27cm 16.26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6cm" draw:transform="skewX (0.071383966406568) rotate (-0.848579082319644) translate (7.987cm 15.244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689405054537761) rotate (-0.850673477422037) translate (8.619cm 15.96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85cm 15.34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skewX (0.0525344104850294) rotate (-0.851720674973233) translate (8.482cm 16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49800812796039) translate (7.715cm 15.458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276787252443) translate (8.346cm 16.179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1720674973233) translate (7.577cm 15.563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8cm" draw:transform="skewX (0.0516617458590321) rotate (-0.85276787252443) translate (8.21cm 16.28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7cm" draw:transform="skewX (0.0874409955249159) rotate (-0.851895207898433) translate (7.441cm 15.67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68940505453776) rotate (-0.853815070075626) translate (8.073cm 16.39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304cm 15.777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64cm" svg:height="0.057cm" draw:transform="skewX (0.0525344104850293) rotate (-0.850673477422037) translate (7.936cm 16.5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6cm" draw:transform="skewX (0.0713839664065681) rotate (-0.849451746945641) translate (7.167cm 15.88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642cm" svg:height="0.058cm" draw:transform="skewX (0.0516617458590322) rotate (-0.851546142048034) translate (7.799cm 16.607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7cm" draw:transform="rotate (-0.851720674973233) translate (7.03cm 15.99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7cm" draw:transform="skewX (0.0874409955249159) rotate (-0.850848010347235) translate (7.663cm 16.715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8cm" draw:transform="skewX (0.0689405054537759) rotate (-0.851895207898433) translate (6.894cm 16.1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641cm" svg:height="0.058cm" draw:transform="skewX (0.0516617458590321) rotate (-0.853815070075626) translate (7.526cm 16.8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638cm" svg:height="0.058cm" draw:transform="skewX (0.068940505453776) rotate (-0.850848010347235) translate (6.757cm 16.20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639cm" svg:height="0.056cm" draw:transform="skewX (0.0713839664065681) rotate (-0.851895207898433) translate (7.389cm 16.92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1.024cm" svg:height="0.173cm" draw:transform="skewX (0.0635299847725936) rotate (-0.851022543272435) translate (6.79cm 16.50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draw:layer="layout" svg:width="0.529cm" svg:height="0.45cm" draw:transform="rotate (-0.841597765311667) translate (10.267cm 15.192cm)">
          <text:p/>
          <draw:enhanced-geometry svg:viewBox="0 0 21600 21600" draw:type="rectangle" draw:enhanced-path="M 0 0 L 21600 0 21600 21600 0 21600 0 0 Z N"/>
        </draw:custom-shape>
        <draw:path draw:style-name="gr24" draw:text-style-name="P11" draw:layer="layout" svg:width="0.587cm" svg:height="0.073cm" draw:transform="rotate (0.546811654649823) translate (9.55664391587108cm 15.9301294891766cm)" svg:viewBox="0 0 588 74" svg:d="M0 5c99-8 200-6 298 2 91 7 170 54 259 67l31-1">
          <text:p/>
        </draw:path>
        <draw:path draw:style-name="gr24" draw:text-style-name="P11" draw:layer="layout" svg:width="0.357cm" svg:height="0.821cm" draw:transform="rotate (2.23279971207635) translate (9.4594617803394cm 15.833846296917cm)" svg:viewBox="0 0 358 822" svg:d="M0 808c105 39 227-4 287-90 55-77 74-176 70-270-5-113-24-225-54-334l-8-114">
          <text:p/>
        </draw:path>
        <draw:path draw:style-name="gr24" draw:text-style-name="P11" draw:layer="layout" svg:width="4.382cm" svg:height="5.067cm" draw:transform="rotate (-2.81992847244724) translate (14.6093049405492cm 14.0192974153609cm)" svg:viewBox="0 0 4383 5068" svg:d="M0 5062c288 50 506-206 707-353 191-140 307-363 409-576 65-136 122-282 130-437 12-248 100-484 120-735 19-240 3-479 23-721 20-226 75-448 145-664 61-192 230-294 348-441 136-169 331-282 517-386 220-123 481-120 715-196 209-67 428-97 632-176 179-69 383-134 502-298l135-79">
          <text:p/>
        </draw:path>
        <draw:path draw:style-name="gr24" draw:text-style-name="P11" draw:layer="layout" svg:width="3.984cm" svg:height="5.541cm" draw:transform="rotate (-2.72131736970956) translate (12.5775305605489cm 13.6087403504306cm)" svg:viewBox="0 0 3985 5542" svg:d="M0 5535c201 33 391-60 532-180 126-107 149-300 204-457 67-189-35-381-84-569-51-193-177-327-161-538 21-297-50-594-20-895 25-250 147-474 287-677 107-155 257-269 377-411 133-159 283-308 441-447 167-145 348-273 521-411 148-118 284-251 446-348 249-150 504-309 793-370 223-47 413-181 635-232l14 6">
          <text:p/>
        </draw:path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0.111cm 8.05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3cm" svg:height="0.833cm" draw:transform="skewX (0.210486707790516) rotate (0.211882971192112) translate (12.802cm 8.868cm)">
          <text:p/>
          <draw:enhanced-geometry svg:viewBox="0 0 21600 21600" draw:type="rectangle" draw:enhanced-path="M 0 0 L 21600 0 21600 21600 0 21600 0 0 Z N"/>
        </draw:custom-shape>
      </draw:page>
      <draw:page draw:name="page31" draw:style-name="dp1" draw:master-page-name="Default">
        <draw:frame draw:style-name="gr62" draw:text-style-name="P11" draw:layer="layout" svg:width="23.063cm" svg:height="10.061cm" svg:x="3.241cm" svg:y="5.625cm">
          <draw:image xlink:href="Pictures/10000001000004B000000324A4129612F2A19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6T16:24:16.000908456</meta:creation-date>
    <meta:editing-duration>PT3M9S</meta:editing-duration>
    <meta:editing-cycles>2</meta:editing-cycles>
    <meta:generator>LibreOffice/7.3.7.2$Linux_X86_64 LibreOffice_project/30$Build-2</meta:generator>
    <dc:date>2024-04-06T16:24:30.404850394</dc:date>
    <meta:document-statistic meta:object-count="1728"/>
  </office:meta>
</office:document-meta>
</file>